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56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6.107cm"/>
    </style:style>
    <style:style style:name="co5" style:family="table-column">
      <style:table-column-properties fo:break-before="auto" style:column-width="2.1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anureva.type_5f_aerodrome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nureva.type_aerodrom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refixe</text:p>
          </table:table-cell>
          <table:table-cell office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>
            <text:p>__export__.manureva_type_aerodrome_5_65fe2c27</text:p>
          </table:table-cell>
          <table:table-cell office:value-type="string">
            <text:p>Tous</text:p>
          </table:table-cell>
          <table:table-cell office:value-type="string">
            <text:p>manureva_type_aerodrome_</text:p>
          </table:table-cell>
          <table:table-cell table:formula="of:=CONCATENATE([.C2];LOWER([.B2]))" office:value-type="string" office:string-value="manureva_type_aerodrome_tous">
            <text:p>manureva_type_aerodrome_tous</text:p>
          </table:table-cell>
          <table:table-cell table:number-columns-repeated="1020"/>
        </table:table-row>
        <table:table-row table:style-name="ro1">
          <table:table-cell office:value-type="string">
            <text:p>__export__.manureva_type_aerodrome_6_37c53c23</text:p>
          </table:table-cell>
          <table:table-cell office:value-type="string">
            <text:p>MOZ</text:p>
          </table:table-cell>
          <table:table-cell office:value-type="string">
            <text:p>manureva_type_aerodrome_</text:p>
          </table:table-cell>
          <table:table-cell table:formula="of:=CONCATENATE([.C3];LOWER([.B3]))" office:value-type="string" office:string-value="manureva_type_aerodrome_moz">
            <text:p>manureva_type_aerodrome_moz</text:p>
          </table:table-cell>
          <table:table-cell table:number-columns-repeated="1020"/>
        </table:table-row>
        <table:table-row table:style-name="ro1">
          <table:table-cell office:value-type="string">
            <text:p>__export__.manureva_type_aerodrome_7_ef52bf63</text:p>
          </table:table-cell>
          <table:table-cell office:value-type="string">
            <text:p>Etat</text:p>
          </table:table-cell>
          <table:table-cell office:value-type="string">
            <text:p>manureva_type_aerodrome_</text:p>
          </table:table-cell>
          <table:table-cell table:formula="of:=CONCATENATE([.C4];LOWER([.B4]))" office:value-type="string" office:string-value="manureva_type_aerodrome_etat">
            <text:p>manureva_type_aerodrome_etat</text:p>
          </table:table-cell>
          <table:table-cell table:number-columns-repeated="1020"/>
        </table:table-row>
        <table:table-row table:style-name="ro1">
          <table:table-cell office:value-type="string">
            <text:p>__export__.manureva_type_aerodrome_8_3f32d577</text:p>
          </table:table-cell>
          <table:table-cell office:value-type="string">
            <text:p>HUH</text:p>
          </table:table-cell>
          <table:table-cell office:value-type="string">
            <text:p>manureva_type_aerodrome_</text:p>
          </table:table-cell>
          <table:table-cell table:formula="of:=CONCATENATE([.C5];LOWER([.B5]))" office:value-type="string" office:string-value="manureva_type_aerodrome_huh">
            <text:p>manureva_type_aerodrome_huh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2/01/2020</text:date>, <text:time>09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nureva.type_5f_aerodrome" style:display-name="PageStyle_manureva.type_aerodro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OpenOffice/4.1.5$Win32 OpenOffice.org_project/415m1$Build-9789</meta:generator>
  </office:meta>
</office:document-meta>
</file>